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5.106cm" svg:height="8.497cm" svg:x="0.194cm" svg:y="0.8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24T15:31:50.575283701</dc:date>
    <meta:editing-duration>PT4M44S</meta:editing-duration>
    <meta:editing-cycles>21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07cm" svg:height="8.498cm" xlink:href="." xlink:type="simple" chart:class="chart:scatter" chart:style-name="ch1">
        <chart:plot-area chart:style-name="ch2" chart:data-source-has-labels="both" svg:x="0.302cm" svg:y="0.169cm" svg:width="14.503cm" svg:height="8.16cm">
          <chartooo:coordinate-region svg:x="0.844cm" svg:y="0.368cm" svg:width="13.867cm" svg:height="7.76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